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5 motivos para vocÃª aprender JavaScript!</text:p>
      <text:p text:style-name="P1">------------------------------------------</text:p>
      <text:p text:style-name="P2"/>
      <text:p text:style-name="P1">O JavaScript Ã© uma linguagem de programaÃ§Ã£o muito poderosa utilizada em todo o mundo!</text:p>
      <text:p text:style-name="P2"/>
      <text:p text:style-name="P1">O uso mais convencional do JavaScript Ã© no contexto do nosso navegador, juntamente com HTML e CSS.</text:p>
      <text:p text:style-name="P2"/>
      <text:p text:style-name="P1">Por que o JavaScript Ã© tÃ£o valorizado?</text:p>
      <text:p text:style-name="P1">----------------------------------------</text:p>
      <text:p text:style-name="P2"/>
      <text:p text:style-name="P1">O JavaScript te permite dar dinamismos Ã s pÃ¡ginas. Ã‰ ele quem garante que sua pÃ¡gina tenha a habilidade de reagir Ã s aÃ§Ãµes das pessoas usuÃ¡rias.</text:p>
      <text:p text:style-name="P2"/>
      <text:p text:style-name="P1">5 motivos para vocÃª aprender JavaScript</text:p>
      <text:p text:style-name="P1">-----------------------------------------</text:p>
      <text:p text:style-name="P2"/>
      <text:p text:style-name="P1">#1 Linguagem muito popular e adotada pelas principais empresas de tecnologia do mundo.</text:p>
      <text:p text:style-name="P2"/>
      <text:p text:style-name="P1">#2 Sintaxe mais simplificada que a maioria das linguagens.</text:p>
      <text:p text:style-name="P2"/>
      <text:p text:style-name="P1">#3 Constante evoluÃ§Ã£o, principalmente por ter uma comunidade engajada.</text:p>
      <text:p text:style-name="P2"/>
      <text:p text:style-name="P1">#4 Utilizado no back-end e no front-end.</text:p>
      <text:p text:style-name="P2"/>
      <text:p text:style-name="P4">#5 Muitas opÃ§Ãµes de bibliotecas e frameworks que vÃ£o maximizar sua produtividad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4:29:03.815715197</meta:creation-date>
    <dc:date>2022-02-18T14:29:35.024673049</dc:date>
    <meta:editing-duration>PT32S</meta:editing-duration>
    <meta:editing-cycles>1</meta:editing-cycles>
    <meta:document-statistic meta:table-count="0" meta:image-count="0" meta:object-count="0" meta:page-count="1" meta:paragraph-count="14" meta:word-count="130" meta:character-count="923" meta:non-whitespace-character-count="807"/>
    <meta:generator>LibreOffice/6.4.7.2$Linux_X86_64 LibreOffice_project/40$Build-2</meta:generator>
  </office:meta>
</office:document-meta>
</file>